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0883" officeooo:paragraph-rsid="000f0883"/>
    </style:style>
    <style:style style:name="P2" style:family="paragraph" style:parent-style-name="Standard">
      <style:text-properties officeooo:rsid="000f0883" officeooo:paragraph-rsid="00100d07"/>
    </style:style>
    <style:style style:name="P3" style:family="paragraph" style:parent-style-name="Standard">
      <style:text-properties officeooo:rsid="00100d07" officeooo:paragraph-rsid="00100d07"/>
    </style:style>
    <style:style style:name="P4" style:family="paragraph" style:parent-style-name="Standard">
      <style:text-properties officeooo:rsid="0011616c" officeooo:paragraph-rsid="0011616c"/>
    </style:style>
    <style:style style:name="P5" style:family="paragraph" style:parent-style-name="Standard">
      <style:text-properties officeooo:rsid="0012a413" officeooo:paragraph-rsid="0012a413"/>
    </style:style>
    <style:style style:name="T1" style:family="text">
      <style:text-properties officeooo:rsid="00100d0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ast Hunt Quests</text:p>
      <text:p text:style-name="P1"/>
      <text:p text:style-name="P1">Quest: Kobold Pests</text:p>
      <text:p text:style-name="P2">Rewards: 100 <text:span text:style-name="T1">copper</text:span></text:p>
      <text:p text:style-name="P1">Description: A group of kobolds has taken up encampment in the nearby hills and are terrorizing the local farmers. Unfortunately, due to the recent attacks by the goblin horde on the city, the guard has been unable to spare men for this task. Your objective will be to locate and exterminate the kobold pests. <text:span text:style-name="T1">The foothills can be located north, past the forest. From the farmers we know there are 6 kobolds in total in the party. Kill all 6 and report back for your reward.</text:span></text:p>
      <text:p text:style-name="P1"/>
      <text:p text:style-name="P1"/>
      <text:p text:style-name="P1">Will you accept this quest? Yes or no.</text:p>
      <text:p text:style-name="P1"/>
      <text:p text:style-name="P1">You have accepted the Kobold Extermination Quest.</text:p>
      <text:p text:style-name="P1"/>
      <text:p text:style-name="P3">- You have to explore your way through the forest to reach the foothills.</text:p>
      <text:p text:style-name="P3">- Once you reach the foothills the storyline of the quest begins.</text:p>
      <text:p text:style-name="P3"/>
      <text:p text:style-name="P3">You find yourself in the foothills, though why they call these foothills you're unsure. Each hill seems taller than the last and the terain more resemebles a small wooded mountain range than actual hills. As you reach the top of the hill you can make out a small far in the distance to the east.</text:p>
      <text:p text:style-name="P3">Which direction do you want to go? N E S W</text:p>
      <text:p text:style-name="P3">~~~~~~~~~~~~~~~~~~~~~~~~~~~~~~~~~~~~~~~~~~~~~~~~~~~~~~~~~~~~~~~~~~~~~~~~~~</text:p>
      <text:p text:style-name="P1">Treasure Quests</text:p>
      <text:p text:style-name="P1"/>
      <text:p text:style-name="P3">EnchantedMask – scares creatures lvl 5 or lower</text:p>
      <text:p text:style-name="P3">Jewelry</text:p>
      <text:p text:style-name="P3">magic resistance</text:p>
      <text:p text:style-name="P3">magic weapon</text:p>
      <text:p text:style-name="P3">magic armor</text:p>
      <text:p text:style-name="P3"/>
      <text:p text:style-name="P4">Quest: The Cave</text:p>
      <text:p text:style-name="P4">Reward: 5 silver</text:p>
      <text:p text:style-name="P4">Additional Rewards: Ice dagger.</text:p>
      <text:p text:style-name="P4">Description: Recently, a criminal by the name of Regibold Enerik ventured into the ruins of Fort Buldorf while evading the guard. The fort was abandoned several years ago but many still often believe some form of treasure has left behind, which may have been what led Regibold in. While this is all heresay, it is very well known that Regibold never came back out of those ruins, and in his repoitoire of weapons was a rather nice ice dagger. If you can find Regibold alive, kill him and report back. If he's dead, report back once you've found his body. You may keep the ice dagger if you find it. Be warned, the ruins have become a safe haven for all kinds of creatures. </text:p>
      <text:p text:style-name="P4"/>
      <text:p text:style-name="P5">You find yourself at the ruins. It is damp, dark and smells like rotting wood. The front door is nowhere to be seen, leaving instead a dark arched porthole of doom. Lantern is one hand you enter. Ahead is another porthole leading back out into the courtyard of the fort. To both your left and right are hallways and in the corner of the room is a spiral staircase leading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2T13:21:12.309468223</meta:creation-date>
    <dc:date>2017-03-12T14:35:51.159866409</dc:date>
    <meta:editing-duration>PT28M54S</meta:editing-duration>
    <meta:editing-cycles>3</meta:editing-cycles>
    <meta:generator>LibreOffice/4.3.3.2$Linux_ARM_EABI LibreOffice_project/430m0$Build-2</meta:generator>
    <meta:document-statistic meta:table-count="0" meta:image-count="0" meta:object-count="0" meta:page-count="1" meta:paragraph-count="22" meta:word-count="423" meta:character-count="2380" meta:non-whitespace-character-count="1976"/>
  </office:meta>
</office:document-meta>
</file>